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49C405A9B05926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0000" draw:auto-grow-height="true" fo:min-height="15.805cm"/>
    </style:style>
    <style:style style:name="pr6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0000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ff0000"/>
    </style:style>
    <style:style style:name="T3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GIT Tagging: LeightWeight Tags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1T0" xml:id="id1" draw:id="id1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Tagging </text:p>
          </draw:text-box>
        </draw:frame>
        <draw:frame presentation:style-name="pr5" draw:text-style-name="P5" draw:layer="layout" svg:width="26cm" svg:height="15.805cm" svg:x="1cm" svg:y="4.698cm" presentation:class="subtitle" presentation:user-transformed="true">
          <draw:text-box>
            <text:list text:style-name="L2">
              <text:list-item>
                <text:p text:style-name="P4">Why GIT Tagging?<text:line-break/>Tags are ref's that point to specific points in Git history. Tagging is generally used to capture a point in history that is used for a marked version release (i.e. v1.0.1).<text:line-break/><text:line-break/>Commands :<text:line-break/><text:span text:style-name="T2">git tag </text:span><text:span text:style-name="T2">&lt;tag_name&gt;</text:span></text:p>
                <text:p text:style-name="P4"><text:span text:style-name="T2">git tag –-list</text:span></text:p>
                <text:p text:style-name="P4"><text:span text:style-name="T2">git tag - </text:span><text:span text:style-name="T2">-deelete </text:span><text:span text:style-name="T2">&lt;tag_name&gt;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</text:p>
          </draw:text-box>
        </draw:frame>
        <draw:frame presentation:style-name="pr6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3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49C405A9B059266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2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6-22T21:55:49.578000347</dc:date>
    <meta:editing-duration>PT12H42M12S</meta:editing-duration>
    <meta:editing-cycles>33</meta:editing-cycles>
    <meta:generator>LibreOffice/5.1.6.2$Linux_X86_64 LibreOffice_project/10m0$Build-2</meta:generator>
    <meta:document-statistic meta:object-count="49"/>
  </office:meta>
</office:document-meta>
</file>